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ataBinderFieldAccessTests.bindingWithError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DataBinderFieldAccessTests.setAsText( String 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BinderFieldAccessTests.getAs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BinderFieldAccessTests.bindingNoErrorsNotIgnoreUnknow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ataBinderFieldAccessTests.bindingNoError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DataBinderFieldAccessTests.nestedBindingWithDisabledAutoGro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ataBinderFieldAccessTests.bindingWithErrorsAndCustomEditor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40">
            <text:p text:style-name="Table_20_Contents">40</text:p>
          </table:table-cell>
        </table:table-row>
        <table:table-row>
          <table:table-cell office:value-type="string">
            <text:p text:style-name="Table_20_Contents">DataBinderFieldAccessTests.nestedBindingWithDefaultConversionNoErr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